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08fb0" officeooo:paragraph-rsid="000ff477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de117" officeooo:paragraph-rsid="000ff477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f6506" officeooo:paragraph-rsid="000ff477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36cd289" officeooo:paragraph-rsid="000ff477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36c7c33" officeooo:paragraph-rsid="000ff477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0c83d0" officeooo:paragraph-rsid="000ff477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0cade0" officeooo:paragraph-rsid="000ff477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0de117" officeooo:paragraph-rsid="000ff477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ab7dd" officeooo:paragraph-rsid="000ff477" style:font-size-asian="12pt" style:font-weight-asian="normal" style:font-size-complex="12pt" style:font-weight-complex="normal"/>
    </style:style>
    <style:style style:name="T1" style:family="text">
      <style:text-properties officeooo:rsid="0151e4d0"/>
    </style:style>
    <style:style style:name="T2" style:family="text">
      <style:text-properties officeooo:rsid="01f9b827"/>
    </style:style>
    <style:style style:name="T3" style:family="text">
      <style:text-properties officeooo:rsid="010cade0"/>
    </style:style>
    <style:style style:name="T4" style:family="text">
      <style:text-properties officeooo:rsid="010de117"/>
    </style:style>
    <style:style style:name="T5" style:family="text">
      <style:text-properties officeooo:rsid="036c7c33"/>
    </style:style>
    <style:style style:name="T6" style:family="text">
      <style:text-properties officeooo:rsid="01108fb0"/>
    </style:style>
    <style:style style:name="T7" style:family="text">
      <style:text-properties officeooo:rsid="036cd2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/>
      <text:p text:style-name="P6"/>
      <text:p text:style-name="P6"><text:span text:style-name="T1">(...н</text:span>а протяжении <text:span text:style-name="T1">всех </text:span>этих пяти с чем-то лет я знал что за всё надо платить; ничто не даётся даром. </text:p>
      <text:p text:style-name="P6">И речь идёт не о деньгах за плитку, или ком запаренной анаши; это — само собой. Я имею в виду плату по большому счёту за «пушнину», <text:span text:style-name="T1">за все </text:span>приходы и улёты.</text:p>
      <text:p text:style-name="P6">И чем ближе к финальной черте в корыте общего писсуара на киевском автовокзале, тем явственнее я осознавал, что мне известно <text:span text:style-name="T2">даже </text:span><text:s/>кто <text:span text:style-name="T1">именно </text:span>платит непомерно высокую, дороже всяких денег, цену за мой кайф.</text:p>
      <text:p text:style-name="P6">У меня не было ни желания, ни возможности разделить это знание с кем-либо — настолько <text:s/>это полный бред и ахинея. </text:p>
      <text:p text:style-name="P6">Вот почему я глушил его и прятал даже от самого себя, но оно неумолимым фактом всплывало снова и снова — причём не только по укурке — что я в неоплатном долгу перед многострадальным народом Камбоджи, парящимся в субэкваториальном климате юго-восточной Азии. </text:p>
      <text:p text:style-name="P6">И нет мне прощения.</text:p>
      <text:p text:style-name="P6">Ничто не берётся ниоткуда, это — непреложная истина.</text:p>
      <text:p text:style-name="P6">Тактильные ощущения первого моего улёта <text:span text:style-name="T3">в кочегарке стройбата установили неразрывную связь между кайфом и получением по мозгам. Впоследствии эти ощущения сгладились, но кайф продолжал поступать.</text:span></text:p>
      <text:p text:style-name="P7">Вопрос: если не я, то кто же получает по мозгам?</text:p>
      <text:p text:style-name="P7">К концу 5-(с-чем-то)-летнего срока употребления пришёл ответ.</text:p>
      <text:p text:style-name="P7">Отряды красных кхмеров, захватывая очередную деревню, убивали жителей-крестьян, таких же камбоджийцев, как и сами. </text:p>
      <text:p text:style-name="P7">Для экономии патронов они убивали их ударами бамбуковых палок по черепу. Затем они переворачивали трупы на спину и фотографировали мёртвые лица, как для паспорта.</text:p>
      <text:p text:style-name="P7"><text:s/>На этих снимках правый глаз зажмурен, а левый выпучен. Многорядные ленты таких снимков — мертвецы с кошачьим выражением лица — регулярно помещались в центральных газетах. </text:p>
      <text:p text:style-name="P7">Я их видел. </text:p>
      <text:p text:style-name="P7">Мне было за что испытывать чувство вины.</text:p>
      <text:p text:style-name="P7">Конечно, с учётом событий сопровождавших мой первый вылет в Одессу, красные кхмеры вышибали крестьянские мозги уже не для меня, но продолжали вышибать, чтоб кто-то кайфовал.</text:p>
      <text:p text:style-name="P7">В Одессе я оказался в самой гуще вселенской битвы неизвестно кого неизвестно с кем. </text:p>
      <text:p text:style-name="P7">В ходе непостижимых перипетий я стал кому-то союзником, а кому-то врагом, оставаясь в полном неведении — кому? </text:p>
      <text:p text:style-name="P7">Ясно одно — те, с кем я волею судеб оказался по разные стороны баррикад, не преминут меня выследить и свести счёты.</text:p>
      <text:p text:style-name="P7">Недаром, сходя — ни свет, ни зар<text:span text:style-name="T4">я</text:span>— в Нежине с поезда Киев-Москва, я отметил как в одном вагоне открылось окно и стеклянноглазый — по виду явно из монады главного инженера — выплюнул длинную струю слюны на перрон. </text:p>
      <text:p text:style-name="P8">Это — несомненная отметина для других боевиков их тёмного легиона, что <text:span text:style-name="T5">именно </text:span>здесь <text:soft-page-break/>они смогут напасть на мой дальнейший след, <text:span text:style-name="T2">а</text:span> проследить отсюда мои последующие передвижения до Конотопа труда им не составит. </text:p>
      <text:p text:style-name="P8"><text:span text:style-name="T2">И</text:span> там они неизбежно выйдут на плантацию конопли в конце огорода хаты моих родителей на Посёлке. </text:p>
      <text:p text:style-name="P8">С неисчислимыми и невообразимыми последствиями самого ужасного свойства.</text:p>
      <text:p text:style-name="P8">Мой долг перед союзниками и недобитыми крестьянами жалких деревушек в мокрых джунглях юго-восточной Азии подсказывал единственно верное решение.</text:p>
      <text:p text:style-name="P8">В сарае на Декабристов 13 я взял штыковую лопату и направился к плантации на крайней грядке...<text:span text:style-name="T1">)</text:span></text:p>
      <text:p text:style-name="P8"/>
      <text:p text:style-name="P2">Они стояли махрово-гордые своим почти трёхметровым ростом. </text:p>
      <text:p text:style-name="P2">Налитые, пронзительно пахучие.</text:p>
      <text:p text:style-name="P2"/>
      <text:p text:style-name="P8"><text:span text:style-name="T1">(</text:span>...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...<text:span text:style-name="T1">)</text:span></text:p>
      <text:p text:style-name="P8"/>
      <text:p text:style-name="P3">И они падали — одна за другой, одна рядом с другой, одна на другую — от ударов штыка вглубь, отделяющих от корней, обрывающих жизнь...</text:p>
      <text:p text:style-name="P3">Я сложил их в высокую груду, снова пошёл в сарай и вернулся с канистрой бензина. Высоко поднялось трескучее пламя, поплыл густой белый дым.</text:p>
      <text:p text:style-name="P3">Всполошившаяся тётя Зина позвала мою мать, та встревоженно поспешила в огород.</text:p>
      <text:p text:style-name="P3">- Серёжа!.. Что ты... Зачем... Как это...</text:p>
      <text:p text:style-name="P3">Не отрывая глаз от огня я ответил на застрявший вопрос:</text:p>
      <text:p text:style-name="P3">- Так надо!</text:p>
      <text:p text:style-name="P3">Она ушла и вместо неё пришёл мой брат Саша.</text:p>
      <text:p text:style-name="P3">- Серёга, ты что это делаешь?</text:p>
      <text:p text:style-name="P3">- Так надо!</text:p>
      <text:p text:style-name="P3">Мо<text:span text:style-name="T1">й</text:span> брат всегда верил, будто я знаю что делаю, даже когда я <text:span text:style-name="T1">и сам </text:span>не знал.</text:p>
      <text:p text:style-name="P3">Он перестал меня спрашивать, а просто стоял рядом и мы вместе смотрели на огонь, который обращал густую зелень сваленных на груду стволов и веток в чёрные обугленные палки и белый мелкий пепел.</text:p>
      <text:p text:style-name="P3"/>
      <text:p text:style-name="P3">В Одессу я прилетел затемно, зато успел на 6-часовой автобус от Нового базара проход<text:span text:style-name="T2">ящий</text:span> через Новую Дофиновку.</text:p>
      <text:p text:style-name="P3">За городом на меня начал наваливаться необоримый сон и я проспал свою остановку, <text:span text:style-name="T2">а</text:span> проснулся только метров через триста. По моей просьбе водитель остановил автобус наверху подъёма и я пересёк лесополосу.</text:p>
      <text:p text:style-name="P3">В огороде крайнего дома среди редеющих сумерков <text:span text:style-name="T1">уже </text:span>минувшей ночи пожилой мужик в одном исподнем и баба в белой ночной сорочке зачем-то обметали грядки вениками. Двигались они как-то странно, словно роботы. <text:span text:style-name="T6">В глазах мужика застыла остекленелость, а глаз бабы я не видел — она их прятала.</text:span></text:p>
      <text:p text:style-name="P1">Необъяснимая картина в такую рань, но меня уже трудно было чем-либо удивить.</text:p>
      <text:p text:style-name="P1">За моё 4-дневное отсутствие асфальт не привозили, а старую розовую побелку <text:span text:style-name="T2">на </text:span>здани<text:span text:style-name="T2">и</text:span> <text:soft-page-break/>общежития зачем-то забрызгали синими пятнами и разводами, типа, маскировочный камуфляж.</text:p>
      <text:p text:style-name="P4">Но почему синькой?</text:p>
      <text:p text:style-name="P5"/>
      <text:p text:style-name="P1">Я снова втянулся в трудовые будни.</text:p>
      <text:p text:style-name="P1">Погода поменялась, потому что возвращаясь как-то из Одессы я обнаружил, что в кармане у меня осталась одна лишь трёхкопеечная монета позеленевшей меди.</text:p>
      <text:p text:style-name="P1">«Ну, это не деньги,»- подумал я и швырнул монету через плечо между деревьев лесополосы.</text:p>
      <text:p text:style-name="P1">Ровно три дня после этого с моря дул холодный ветер, опровергая моё пренебрежительное мнение о трёх копейках и заставляя чётко уяснить смысл выражения «бросать деньги на ветер».</text:p>
      <text:p text:style-name="P1"/>
      <text:p text:style-name="P1">Умер электрик-одиночка, не до<text:span text:style-name="T7">й</text:span>дя <text:span text:style-name="T7">из</text:span> Чабанки до общежития. Его нашли на третий день.</text:p>
      <text:p text:style-name="P1">Я всегда знал, что это опасный отрезок пути; летом там постоянно летают круглые шарообразные пушинки, похожие на морские мины, но, конечно, белые. </text:p>
      <text:p text:style-name="P1">Наверное, он не <text:span text:style-name="T1">успел </text:span>уверну<text:span text:style-name="T1">ть</text:span>ся.</text:p>
      <text:p text:style-name="P1">Его хоронили на обрыве между шоссе и морем. На кладбище посёлка.</text:p>
      <text:p text:style-name="P1">Капитонович нёс впереди деревянный крест, словно знамя наизготовку, а сам обвязался узким длинным рушником, как на свадьбе.</text:p>
      <text:p text:style-name="P1">Что с них взять? Они людских обычаев не знают, просто слыхали звон.</text:p>
      <text:p text:style-name="P1">В отцовском бушлате моряка с жёлтыми пуговицами я изображал колоритную фигуру, типа, мы — из Кронштадта, но тоже помог засып<text:span text:style-name="T2">á</text:span>ть могилу.</text:p>
      <text:p text:style-name="P1">Потом мы на автобусе вернулись в общежитие, где работницы шахты приготовили поминальную тризну из своих домашних припасов.</text:p>
      <text:p text:style-name="P1">Я облопался не меньше, чем на полевом стане у Чомб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54:50.618484817</meta:creation-date>
    <dc:date>2017-03-02T19:54:55.452276633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58" meta:word-count="970" meta:character-count="6240" meta:non-whitespace-character-count="5295"/>
    <meta:generator>LibreOffice/4.3.3.2$Linux_x86 LibreOffice_project/430m0$Build-2</meta:generator>
  </office:meta>
</office:document-meta>
</file>